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3" style:family="paragraph" style:parent-style-name="Standard">
      <style:text-properties officeooo:rsid="0028aff2" officeooo:paragraph-rsid="0028aff2"/>
    </style:style>
    <style:style style:name="P4" style:family="paragraph" style:parent-style-name="Text_20_body">
      <style:text-properties officeooo:rsid="0028aff2" officeooo:paragraph-rsid="0028aff2"/>
    </style:style>
    <style:style style:name="P5" style:family="paragraph" style:parent-style-name="Standard">
      <style:text-properties officeooo:rsid="0028aff2" officeooo:paragraph-rsid="002d1541"/>
    </style:style>
    <style:style style:name="P6" style:family="paragraph" style:parent-style-name="Standard">
      <style:text-properties officeooo:rsid="0028aff2" officeooo:paragraph-rsid="0032e4a3"/>
    </style:style>
    <style:style style:name="P7" style:family="paragraph" style:parent-style-name="Standard">
      <style:text-properties officeooo:rsid="0028aff2" officeooo:paragraph-rsid="00343c7a"/>
    </style:style>
    <style:style style:name="P8" style:family="paragraph" style:parent-style-name="Standard">
      <style:text-properties officeooo:rsid="0028aff2" officeooo:paragraph-rsid="003aa247"/>
    </style:style>
    <style:style style:name="P9" style:family="paragraph" style:parent-style-name="Standard">
      <style:text-properties officeooo:rsid="0028aff2" officeooo:paragraph-rsid="006be7a7"/>
    </style:style>
    <style:style style:name="P10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11" style:family="paragraph" style:parent-style-name="Standard">
      <style:paragraph-properties fo:text-align="justify" style:justify-single-word="false"/>
      <style:text-properties officeooo:rsid="002f2e1c" officeooo:paragraph-rsid="002f2e1c"/>
    </style:style>
    <style:style style:name="P12" style:family="paragraph" style:parent-style-name="réponse">
      <style:text-properties fo:color="#0000ff" loext:opacity="100%" officeooo:rsid="00343c7a" officeooo:paragraph-rsid="00343c7a"/>
    </style:style>
    <style:style style:name="P13" style:family="paragraph" style:parent-style-name="réponse">
      <style:text-properties officeooo:rsid="0057f820" officeooo:paragraph-rsid="0057f820"/>
    </style:style>
    <style:style style:name="P14" style:family="paragraph" style:parent-style-name="réponse">
      <style:text-properties officeooo:rsid="0057f820" officeooo:paragraph-rsid="004a3d15"/>
    </style:style>
    <style:style style:name="P15" style:family="paragraph" style:parent-style-name="réponse">
      <style:text-properties officeooo:rsid="0057f820"/>
    </style:style>
    <style:style style:name="P16" style:family="paragraph" style:parent-style-name="Standard">
      <style:paragraph-properties fo:text-align="center" style:justify-single-word="false"/>
      <style:text-properties officeooo:rsid="002f84f1" officeooo:paragraph-rsid="002f84f1"/>
    </style:style>
    <style:style style:name="P17" style:family="paragraph" style:parent-style-name="Standard">
      <style:paragraph-properties fo:text-align="center" style:justify-single-word="false"/>
      <style:text-properties officeooo:rsid="0042d043" officeooo:paragraph-rsid="0042d043"/>
    </style:style>
    <style:style style:name="P18" style:family="paragraph" style:parent-style-name="Standard">
      <style:paragraph-properties fo:text-align="center" style:justify-single-word="false"/>
      <style:text-properties officeooo:rsid="0042d043" officeooo:paragraph-rsid="005bfc27"/>
    </style:style>
    <style:style style:name="P19" style:family="paragraph" style:parent-style-name="réponse">
      <style:text-properties officeooo:rsid="004547be" officeooo:paragraph-rsid="004547be"/>
    </style:style>
    <style:style style:name="P20" style:family="paragraph" style:parent-style-name="Standard">
      <style:paragraph-properties fo:text-align="justify" style:justify-single-word="false"/>
      <style:text-properties officeooo:rsid="00343c7a" officeooo:paragraph-rsid="00343c7a"/>
    </style:style>
    <style:style style:name="P2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ff4500" loext:opacity="100%" fo:font-size="16pt" fo:font-weight="bold" officeooo:rsid="004b7df9" officeooo:paragraph-rsid="004b7df9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paragraph-rsid="000ccb48"/>
    </style:style>
    <style:style style:name="P23" style:family="paragraph" style:parent-style-name="réponse">
      <style:text-properties officeooo:rsid="004542f4" officeooo:paragraph-rsid="004542f4"/>
    </style:style>
    <style:style style:name="P24" style:family="paragraph" style:parent-style-name="réponse">
      <style:text-properties officeooo:rsid="00492082" officeooo:paragraph-rsid="00492082"/>
    </style:style>
    <style:style style:name="P25" style:family="paragraph" style:parent-style-name="réponse">
      <style:text-properties officeooo:rsid="004a2774" officeooo:paragraph-rsid="004a2774"/>
    </style:style>
    <style:style style:name="P26" style:family="paragraph" style:parent-style-name="réponse">
      <style:text-properties officeooo:rsid="004a3d15" officeooo:paragraph-rsid="004a3d15"/>
    </style:style>
    <style:style style:name="P27" style:family="paragraph" style:parent-style-name="Standard">
      <style:text-properties officeooo:rsid="003949dc" officeooo:paragraph-rsid="005f48f5"/>
    </style:style>
    <style:style style:name="P28" style:family="paragraph" style:parent-style-name="Standard">
      <style:text-properties officeooo:rsid="003949dc" officeooo:paragraph-rsid="0064a69a"/>
    </style:style>
    <style:style style:name="P29" style:family="paragraph" style:parent-style-name="Standard">
      <style:paragraph-properties fo:text-align="center" style:justify-single-word="false"/>
      <style:text-properties officeooo:rsid="00674e8c" officeooo:paragraph-rsid="00674e8c"/>
    </style:style>
    <style:style style:name="P30" style:family="paragraph" style:parent-style-name="Standard">
      <style:text-properties officeooo:rsid="0072ce82" officeooo:paragraph-rsid="0072ce82"/>
    </style:style>
    <style:style style:name="P31" style:family="paragraph" style:parent-style-name="réponse">
      <style:text-properties officeooo:paragraph-rsid="0057f820"/>
    </style:style>
    <style:style style:name="P32" style:family="paragraph" style:parent-style-name="réponse">
      <style:text-properties officeooo:paragraph-rsid="004a2774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Numbering_20_1" style:list-style-name="L1"/>
    <style:style style:name="P35" style:family="paragraph" style:parent-style-name="Numbering_20_1" style:list-style-name="L1">
      <style:text-properties officeooo:paragraph-rsid="0028aff2"/>
    </style:style>
    <style:style style:name="P36" style:family="paragraph" style:parent-style-name="Numbering_20_1" style:list-style-name="L1">
      <style:text-properties officeooo:paragraph-rsid="002aa6ac"/>
    </style:style>
    <style:style style:name="P37" style:family="paragraph" style:parent-style-name="Numbering_20_1" style:list-style-name="L1">
      <style:text-properties officeooo:paragraph-rsid="00610ef1"/>
    </style:style>
    <style:style style:name="P38" style:family="paragraph" style:parent-style-name="Numbering_20_1" style:list-style-name="L1">
      <style:text-properties officeooo:paragraph-rsid="002d1541"/>
    </style:style>
    <style:style style:name="P39" style:family="paragraph" style:parent-style-name="Numbering_20_1" style:list-style-name="L1">
      <style:text-properties officeooo:paragraph-rsid="006d2bc7"/>
    </style:style>
    <style:style style:name="P40" style:family="paragraph" style:parent-style-name="Numbering_20_1" style:list-style-name="L1">
      <style:text-properties officeooo:rsid="0028aff2" officeooo:paragraph-rsid="0028aff2"/>
    </style:style>
    <style:style style:name="P41" style:family="paragraph" style:parent-style-name="Numbering_20_1" style:list-style-name="L1">
      <style:text-properties officeooo:rsid="002d749e" officeooo:paragraph-rsid="002d749e"/>
    </style:style>
    <style:style style:name="P42" style:family="paragraph" style:parent-style-name="Numbering_20_1" style:list-style-name="L1">
      <style:text-properties officeooo:rsid="002917c4" officeooo:paragraph-rsid="002d749e"/>
    </style:style>
    <style:style style:name="P43" style:family="paragraph" style:parent-style-name="Numbering_20_1" style:list-style-name="L1">
      <style:text-properties officeooo:rsid="002917c4" officeooo:paragraph-rsid="002917c4"/>
    </style:style>
    <style:style style:name="P44" style:family="paragraph" style:parent-style-name="Numbering_20_1" style:list-style-name="L1">
      <style:text-properties officeooo:rsid="0074fe42" officeooo:paragraph-rsid="0074fe42"/>
    </style:style>
    <style:style style:name="P45" style:family="paragraph" style:parent-style-name="Standard" style:list-style-name="L2">
      <style:text-properties officeooo:rsid="003949dc" officeooo:paragraph-rsid="0064a69a"/>
    </style:style>
    <style:style style:name="P46" style:family="paragraph" style:parent-style-name="Standard">
      <style:paragraph-properties fo:text-align="justify" style:justify-single-word="false"/>
      <style:text-properties officeooo:rsid="000ec03f" officeooo:paragraph-rsid="007c6934"/>
    </style:style>
    <style:style style:name="P47" style:family="paragraph" style:parent-style-name="réponse" style:list-style-name="L1"/>
    <style:style style:name="T1" style:family="text">
      <style:text-properties officeooo:rsid="000ec03f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officeooo:rsid="000fb362"/>
    </style:style>
    <style:style style:name="T4" style:family="text">
      <style:text-properties officeooo:rsid="0028aff2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8aff2"/>
    </style:style>
    <style:style style:name="T7" style:family="text">
      <style:text-properties style:font-name="Courier New" officeooo:rsid="005f48f5"/>
    </style:style>
    <style:style style:name="T8" style:family="text">
      <style:text-properties style:font-name="Courier New" officeooo:rsid="00665eff"/>
    </style:style>
    <style:style style:name="T9" style:family="text">
      <style:text-properties style:font-name="Courier New" officeooo:rsid="0064a69a"/>
    </style:style>
    <style:style style:name="T10" style:family="text">
      <style:text-properties style:font-name="Courier New" officeooo:rsid="003949dc"/>
    </style:style>
    <style:style style:name="T11" style:family="text">
      <style:text-properties style:font-name="Courier New" officeooo:rsid="006d2bc7"/>
    </style:style>
    <style:style style:name="T12" style:family="text">
      <style:text-properties style:font-name="Courier New" officeooo:rsid="0079d463"/>
    </style:style>
    <style:style style:name="T13" style:family="text">
      <style:text-properties officeooo:rsid="002aa6ac"/>
    </style:style>
    <style:style style:name="T14" style:family="text">
      <style:text-properties officeooo:rsid="002bf7a7"/>
    </style:style>
    <style:style style:name="T15" style:family="text">
      <style:text-properties officeooo:rsid="002c469d"/>
    </style:style>
    <style:style style:name="T16" style:family="text">
      <style:text-properties officeooo:rsid="0032e4a3"/>
    </style:style>
    <style:style style:name="T17" style:family="text">
      <style:text-properties officeooo:rsid="003ce6ac"/>
    </style:style>
    <style:style style:name="T18" style:family="text">
      <style:text-properties officeooo:rsid="003ce6ac" style:font-size-asian="12pt" style:font-name-complex="Lohit Devanagari"/>
    </style:style>
    <style:style style:name="T19" style:family="text">
      <style:text-properties officeooo:rsid="003e5630"/>
    </style:style>
    <style:style style:name="T20" style:family="text">
      <style:text-properties officeooo:rsid="00406876"/>
    </style:style>
    <style:style style:name="T21" style:family="text">
      <style:text-properties fo:color="#0000ff" loext:opacity="100%"/>
    </style:style>
    <style:style style:name="T22" style:family="text">
      <style:text-properties officeooo:rsid="004c5cbd"/>
    </style:style>
    <style:style style:name="T23" style:family="text">
      <style:text-properties officeooo:rsid="000ccb48"/>
    </style:style>
    <style:style style:name="T24" style:family="text">
      <style:text-properties officeooo:rsid="004e7825"/>
    </style:style>
    <style:style style:name="T25" style:family="text">
      <style:text-properties officeooo:rsid="0050431b"/>
    </style:style>
    <style:style style:name="T26" style:family="text">
      <style:text-properties officeooo:rsid="00514e13"/>
    </style:style>
    <style:style style:name="T27" style:family="text">
      <style:text-properties officeooo:rsid="0052a865"/>
    </style:style>
    <style:style style:name="T28" style:family="text">
      <style:text-properties officeooo:rsid="00543077"/>
    </style:style>
    <style:style style:name="T29" style:family="text">
      <style:text-properties officeooo:rsid="0057b467"/>
    </style:style>
    <style:style style:name="T30" style:family="text">
      <style:text-properties officeooo:rsid="005bd88a"/>
    </style:style>
    <style:style style:name="T31" style:family="text">
      <style:text-properties officeooo:rsid="005bfc27"/>
    </style:style>
    <style:style style:name="T32" style:family="text">
      <style:text-properties officeooo:rsid="005daba6"/>
    </style:style>
    <style:style style:name="T33" style:family="text">
      <style:text-properties officeooo:rsid="005f48f5"/>
    </style:style>
    <style:style style:name="T34" style:family="text">
      <style:text-properties officeooo:rsid="0061ebd2"/>
    </style:style>
    <style:style style:name="T35" style:family="text">
      <style:text-properties officeooo:rsid="00636095"/>
    </style:style>
    <style:style style:name="T36" style:family="text">
      <style:text-properties officeooo:rsid="0063b3cb"/>
    </style:style>
    <style:style style:name="T37" style:family="text">
      <style:text-properties officeooo:rsid="0064a69a"/>
    </style:style>
    <style:style style:name="T38" style:family="text">
      <style:text-properties officeooo:rsid="00665eff"/>
    </style:style>
    <style:style style:name="T39" style:family="text">
      <style:text-properties officeooo:rsid="00667c74"/>
    </style:style>
    <style:style style:name="T40" style:family="text">
      <style:text-properties officeooo:rsid="0066aa2c"/>
    </style:style>
    <style:style style:name="T41" style:family="text">
      <style:text-properties officeooo:rsid="006a707b"/>
    </style:style>
    <style:style style:name="T42" style:family="text">
      <style:text-properties officeooo:rsid="006be7a7"/>
    </style:style>
    <style:style style:name="T43" style:family="text">
      <style:text-properties officeooo:rsid="006d2bc7"/>
    </style:style>
    <style:style style:name="T44" style:family="text">
      <style:text-properties officeooo:rsid="006f7047"/>
    </style:style>
    <style:style style:name="T45" style:family="text">
      <style:text-properties officeooo:rsid="0071957d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6d2bc7"/>
    </style:style>
    <style:style style:name="T48" style:family="text">
      <style:text-properties officeooo:rsid="007620ff"/>
    </style:style>
    <style:style style:name="T49" style:family="text">
      <style:text-properties officeooo:rsid="0079d463"/>
    </style:style>
    <style:style style:name="T50" style:family="text">
      <style:text-properties style:font-name="Courier New"/>
    </style:style>
    <style:style style:name="T51" style:family="text">
      <style:text-properties style:font-name="Courier New" officeooo:rsid="0079d463"/>
    </style:style>
    <style:style style:name="T52" style:family="text">
      <style:text-properties style:font-name="Courier New" officeooo:rsid="006061cc"/>
    </style:style>
    <style:style style:name="T53" style:family="text">
      <style:text-properties style:font-name="Courier New" officeooo:rsid="007fa24e"/>
    </style:style>
    <style:style style:name="T54" style:family="text">
      <style:text-properties officeooo:rsid="007d3f13"/>
    </style:style>
    <style:style style:name="T55" style:family="text">
      <style:text-properties officeooo:rsid="007fa24e"/>
    </style:style>
    <style:style style:name="T56" style:family="text">
      <style:text-properties officeooo:rsid="00815333"/>
    </style:style>
    <style:style style:name="T57" style:family="text">
      <style:text-properties officeooo:rsid="0081f600"/>
    </style:style>
    <style:style style:name="T58" style:family="text">
      <style:text-properties officeooo:rsid="00837d30"/>
    </style:style>
    <style:style style:name="T59" style:family="text">
      <style:text-properties officeooo:rsid="00853d31"/>
    </style:style>
    <style:style style:name="T60" style:family="text">
      <style:text-properties officeooo:rsid="0087595a"/>
    </style:style>
    <style:style style:name="T61" style:family="text">
      <style:text-properties officeooo:rsid="0087afb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Contrôle Science des données 2</text:h>
      <text:p text:style-name="P2">L3 MIASHS</text:p>
      <text:p text:style-name="P2"><text:span text:style-name="T40">10 décembre </text:span>2023</text:p>
      <text:p text:style-name="P16">1h30</text:p>
      <text:p text:style-name="P17">Notes de cours et TP autorisées, documentation concernant python et ses bibliothèques autorisée<text:span text:style-name="T41">s</text:span>.</text:p>
      <text:p text:style-name="P18">Tout recours à des outils tels que <text:span text:style-name="T31">(mais pas seulement)</text:span> ceux connus sous le nom d’ «<text:span text:style-name="T23"> </text:span>IA génératives<text:span text:style-name="T23"> </text:span>» est évidemment strictement interdit (et <text:span text:style-name="T31">totalement </text:span>inutile).</text:p>
      <text:p text:style-name="P29">Il est bien évident qu’il s’agit d’un travail personnel réalisé par la seule personne qui écrit son nom ci-dessous.</text:p>
      <text:p text:style-name="P1"/>
      <text:p text:style-name="P1"/>
      <text:p text:style-name="P1">Prénom :</text:p>
      <text:p text:style-name="P22"/>
      <text:p text:style-name="P1">Nom :</text:p>
      <text:p text:style-name="P10"/>
      <text:p text:style-name="P46">Ci-dessous vous indiquez la réponse aux questions. Toutes les commandes python doivent <text:span text:style-name="T49">m’</text:span>être <text:span text:style-name="T49">envoyées à </text:span><text:span text:style-name="T12">philippe.preux@univ-lille.fr</text:span> dans un fichier <text:span text:style-name="T5">Prénom-Nom.cc-sd2.py</text:span> avec le compte-rendu en <text:span text:style-name="T5">Prénom-Nom.cc-sd2.</text:span><text:span text:style-name="T2">pdf</text:span>. <text:span text:style-name="T55">Le fichier </text:span><text:span text:style-name="T53">.py</text:span><text:span text:style-name="T55"> contient le python qi permet de répondre aux questions ; le fichier </text:span><text:span text:style-name="T53">pdf</text:span><text:span text:style-name="T55"> contient les réponses aux questions. </text:span><text:span text:style-name="T49">Vous remplacez </text:span><text:span text:style-name="T12">Prénom</text:span><text:span text:style-name="T49"> et </text:span><text:span text:style-name="T12">Nom</text:span><text:span text:style-name="T49"> dans les noms de fichier par votre prénom et votre nom.</text:span></text:p>
      <text:p text:style-name="P11"><text:span text:style-name="T54">L</text:span>e fichier python que vous m’envoyer doit s’exécuter sans erreur.</text:p>
      <text:p text:style-name="P20">Remarque : <text:span text:style-name="T54">dans ce document, </text:span>le style des paragraphes où vous indiquez les réponses aux questions se nomme réponse. Merci d’<text:span text:style-name="T32">utiliser </text:span>ce style : il affiche le texte en bleu ; si votre réponse n’apparaît pas en <text:span text:style-name="T21">bleu</text:span>, c’est que vous n’utilisez pas le bon style. </text:p>
      <text:p text:style-name="P20"/>
      <text:p text:style-name="P21">Conseil : réfléchissez <text:span text:style-name="T30">avant d’agir</text:span> !</text:p>
      <text:p text:style-name="Horizontal_20_Line"/>
      <text:p text:style-name="Standard"/>
      <text:h text:style-name="Heading_20_1" text:outline-level="1">Première partie</text:h>
      <text:p text:style-name="P6">On utilise le jeu de données disponible à l’url</text:p>
      <text:p text:style-name="P6"><text:a xlink:type="simple" xlink:href="https://philippe-preux.github.io/ensg/miashs/l3-sd2/tp/cc2/exo-cc2.csv" text:style-name="Internet_20_link" text:visited-style-name="Visited_20_Internet_20_Link">https://philippe-preux.github.io/ensg/miashs/l3-sd2/tp/cc</text:a><text:a xlink:type="simple" xlink:href="https://philippe-preux.github.io/ensg/miashs/l3-sd2/tp/cc2/exo-cc2.csv" text:style-name="Internet_20_link" text:visited-style-name="Visited_20_Internet_20_Link"><text:span text:style-name="T33">2</text:span></text:a><text:a xlink:type="simple" xlink:href="https://philippe-preux.github.io/ensg/miashs/l3-sd2/tp/cc2/exo-cc2.csv" text:style-name="Internet_20_link" text:visited-style-name="Visited_20_Internet_20_Link">/</text:a><text:a xlink:type="simple" xlink:href="https://philippe-preux.github.io/ensg/miashs/l3-sd2/tp/cc2/exo-cc2.csv" text:style-name="Internet_20_link" text:visited-style-name="Visited_20_Internet_20_Link"><text:span text:style-name="T33">exo-cc2</text:span></text:a><text:a xlink:type="simple" xlink:href="https://philippe-preux.github.io/ensg/miashs/l3-sd2/tp/cc2/exo-cc2.csv" text:style-name="Internet_20_link" text:visited-style-name="Visited_20_Internet_20_Link">.csv</text:a>.</text:p>
      <text:p text:style-name="P3"/>
      <text:p text:style-name="P27">Ce jeu de données <text:span text:style-name="T33">est artificiel : je l’ai créé pour ce contrôle. Il contient des données, chacune étant décrite par des attributs et une classe (attribut dénommé </text:span><text:span text:style-name="T52">classe</text:span><text:span text:style-name="T33">).</text:span></text:p>
      <text:p text:style-name="P3">Vous répondez aux questions suivantes. Votre fichier Python doit contenir les commandes permettant de répondre aux questions. Indiquez clairement à quelle question vous répondez dans le fichier Python.</text:p>
      <text:p text:style-name="P3"/>
      <text:list xml:id="list1287845666" text:style-name="L1">
        <text:list-item>
          <text:p text:style-name="P35"><text:span text:style-name="T4">Dans le fichier Python, chargez le fichier dans un objet dénommé </text:span><text:span text:style-name="T6">e</text:span><text:span text:style-name="T7">xocc2</text:span><text:span text:style-name="T4">.</text:span></text:p>
        </text:list-item>
        <text:list-item>
          <text:p text:style-name="P35"><text:span text:style-name="T56">Quel est le n</text:span>ombre de données <text:span text:style-name="T16">(individus)</text:span> contenues dans ce jeu de données ?</text:p>
        </text:list-item>
      </text:list>
      <text:p text:style-name="P23"/>
      <text:list xml:id="list71336798184466" text:continue-numbering="true" text:style-name="L1">
        <text:list-item>
          <text:p text:style-name="P35">Quel <text:span text:style-name="T3">est</text:span> le nombre d'attributs décrivant les données ?</text:p>
          <text:p text:style-name="P47"/>
        </text:list-item>
        <text:list-item>
          <text:p text:style-name="P35">Quelle <text:span text:style-name="T3">est la </text:span>liste des attributs ?</text:p>
        </text:list-item>
      </text:list>
      <text:p text:style-name="réponse"/>
      <text:p text:style-name="réponse"><text:soft-page-break/></text:p>
      <text:p text:style-name="P4">Ce jeu de données contient des exemples de <text:span text:style-name="T34">différentes</text:span> classes, <text:span text:style-name="T33">chacune identifiée par une couleur.</text:span></text:p>
      <text:list xml:id="list71338206534863" text:continue-numbering="true" text:style-name="L1">
        <text:list-item>
          <text:p text:style-name="P40">Combien y a-t-il <text:span text:style-name="T34">de classes et combien y a-t-il </text:span>d’exemples de chaque classe ?</text:p>
        </text:list-item>
      </text:list>
      <text:p text:style-name="réponse"/>
      <text:p text:style-name="P12"/>
      <text:p text:style-name="réponse"/>
      <text:p text:style-name="réponse"/>
      <text:p text:style-name="réponse"/>
      <text:p text:style-name="réponse"/>
      <text:p text:style-name="réponse"/>
      <text:list xml:id="list71337117638947" text:continue-numbering="true" text:style-name="L1">
        <text:list-item>
          <text:p text:style-name="P36"><text:span text:style-name="T13">On réalise une exploration visuelle du jeu de données en vue de déterminer si la prédiction de la classe semble faisable par un arbre de décision. </text:span><text:span text:style-name="T17">Ci-dessous, vous e</text:span><text:span text:style-name="T13">xpliquez comment vous procédez et ce que vous constatez ; </text:span><text:span text:style-name="T17">n’hésitez pas à insérer des figures qui vous para</text:span><text:span text:style-name="T18">îtraient utiles pour justifier votre démarche</text:span><text:span text:style-name="T13">. Un arbre de décision semble-t-il pouvoir déterminer parfaitement la classe ? </text:span><text:span text:style-name="T14">Dans votre fichier Python, vous indiquez les instructions que vous exécutez afin de répondre à cette question. </text:span><text:span text:style-name="T15">N’hésitez pas à </text:span><text:span text:style-name="T19">y</text:span><text:span text:style-name="T15"> mettre des commentaires pour que l’on comprenne ce que vous faites.</text:span></text:p>
        </text:list-item>
      </text:list>
      <text:p text:style-name="réponse"/>
      <text:p text:style-name="P19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list xml:id="list71336862666269" text:continue-numbering="true" text:style-name="L1">
        <text:list-item>
          <text:p text:style-name="P37">En vous appuyant sur votre réponse à la question précédente, comment faites-vous pour construire un <text:span text:style-name="T22">bon </text:span><text:span text:style-name="T24">(le meilleur possible) </text:span>arbre de décision ? Vous expliquez ci-dessous <text:span text:style-name="T25">votre démarche</text:span><text:span text:style-name="T26">. </text:span>Dans le fichier python, vous mettez le code qui permet de faire <text:span text:style-name="T35">t</text:span>out cela.</text:p>
        </text:list-item>
      </text:list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list xml:id="list71337743727457" text:continue-numbering="true" text:style-name="L1">
        <text:list-item>
          <text:p text:style-name="P41">Insérez ci-dessous une représentation graphique de l’arbre obtenu. Faites-en sorte qu’il soit joli et lisible.</text:p>
        </text:list-item>
      </text:list>
      <text:p text:style-name="P24"/>
      <text:p text:style-name="réponse"/>
      <text:p text:style-name="réponse"/>
      <text:p text:style-name="réponse"/>
      <text:p text:style-name="réponse"/>
      <text:list xml:id="list71337381972250" text:continue-numbering="true" text:style-name="L1">
        <text:list-item>
          <text:p text:style-name="P42">Quelle est l’erreur de test <text:span text:style-name="T20">de cet arbre</text:span> ? <text:span text:style-name="T26">Vous mesurez cette erreur </text:span><text:span text:style-name="T27">en induisant </text:span><text:span text:style-name="T26">100 </text:span><text:span text:style-name="T27">arbres de décision dont vous mesurez le taux de succès </text:span><text:span text:style-name="T26">et vous </text:span><text:span text:style-name="T28">en </text:span><text:span text:style-name="T26">indiquez la moyenne et l’écart-type.</text:span></text:p>
        </text:list-item>
      </text:list>
      <text:p text:style-name="réponse"><text:soft-page-break/></text:p>
      <text:p text:style-name="réponse"/>
      <text:list xml:id="list71336549412114" text:continue-numbering="true" text:style-name="L1">
        <text:list-item>
          <text:p text:style-name="P43">Quelle est l’erreur de test <text:span text:style-name="T20">de cet arbre</text:span> pour chacune des classes ?</text:p>
        </text:list-item>
      </text:list>
      <text:p text:style-name="réponse"/>
      <text:p text:style-name="P15"/>
      <text:p text:style-name="réponse"/>
      <text:h text:style-name="Heading_20_1" text:outline-level="1"><text:span text:style-name="T36">Seconde</text:span> partie</text:h>
      <text:p text:style-name="P7">On utilise le jeu de données disponible à l’url</text:p>
      <text:p text:style-name="P7"><text:a xlink:type="simple" xlink:href="https://philippe-preux.github.io/ensg/miashs/l3-sd2/tp/cc2/sleep.csv" text:style-name="Internet_20_link" text:visited-style-name="Visited_20_Internet_20_Link">https://philippe-preux.github.io/ensg/miashs/l3-sd2/tp/cc</text:a><text:a xlink:type="simple" xlink:href="https://philippe-preux.github.io/ensg/miashs/l3-sd2/tp/cc2/sleep.csv" text:style-name="Internet_20_link" text:visited-style-name="Visited_20_Internet_20_Link"><text:span text:style-name="T37">2</text:span></text:a><text:a xlink:type="simple" xlink:href="https://philippe-preux.github.io/ensg/miashs/l3-sd2/tp/cc2/sleep.csv" text:style-name="Internet_20_link" text:visited-style-name="Visited_20_Internet_20_Link">/</text:a><text:a xlink:type="simple" xlink:href="https://philippe-preux.github.io/ensg/miashs/l3-sd2/tp/cc2/sleep.csv" text:style-name="Internet_20_link" text:visited-style-name="Visited_20_Internet_20_Link"><text:span text:style-name="T37">sleep</text:span></text:a><text:a xlink:type="simple" xlink:href="https://philippe-preux.github.io/ensg/miashs/l3-sd2/tp/cc2/sleep.csv" text:style-name="Internet_20_link" text:visited-style-name="Visited_20_Internet_20_Link">.csv</text:a><text:a xlink:type="simple" xlink:href="https://philippe-preux.github.io/ensg/miashs/l3-sd2/tp/cc1/australian-crabs.csv" text:style-name="Internet_20_link" text:visited-style-name="Visited_20_Internet_20_Link">.</text:a></text:p>
      <text:p text:style-name="P5"/>
      <text:p text:style-name="P28">Ce jeu de données est composé d'un ensemble de lignes. <text:span text:style-name="T58">C</text:span>haque ligne correspond à un mammifère. <text:span text:style-name="T37">Il a été collecté pour étudier le sommeil de différentes espèces de mammifères </text:span><text:span text:style-name="T38">et révéler des relations entre la durée du sommeil, en distinguant sommeil paradoxal </text:span><text:span text:style-name="T39">(pendant lequel les animaux rêvent)</text:span><text:span text:style-name="T38"> et sommeil non paradox</text:span><text:span text:style-name="T39">a</text:span><text:span text:style-name="T38">l </text:span><text:span text:style-name="T39">(pendant lequel les animaux ne rêvent pas)</text:span><text:span text:style-name="T38"> et certaines caractéristiques de ces animaux</text:span><text:span text:style-name="T37">. </text:span>Les attributs sont les suivants :</text:p>
      <text:p text:style-name="P28"/>
      <text:list xml:id="list3829847209" text:style-name="L2">
        <text:list-item>
          <text:p text:style-name="P45"><text:span text:style-name="T5">Species</text:span> est l<text:span text:style-name="T59">e nom de l</text:span>'espère animale.</text:p>
        </text:list-item>
        <text:list-item>
          <text:p text:style-name="P45"><text:span text:style-name="T5">Body.Weight</text:span> est la masse moyenne d'un animal de cette espèce (en kg).</text:p>
        </text:list-item>
        <text:list-item>
          <text:p text:style-name="P45"><text:span text:style-name="T5">Brain.Weight</text:span> est la masse du cerveau (en g).</text:p>
        </text:list-item>
        <text:list-item>
          <text:p text:style-name="P45"><text:span text:style-name="T5">Non.Dreaming</text:span> est la durée du sommeil non paradoxal (en heures/jour).</text:p>
        </text:list-item>
        <text:list-item>
          <text:p text:style-name="P45"><text:span text:style-name="T9">D</text:span><text:span text:style-name="T5">reaming</text:span> est la durée du sommeil paradoxal (en heures/jour).</text:p>
        </text:list-item>
        <text:list-item>
          <text:p text:style-name="P45"><text:span text:style-name="T5">Sleep</text:span> est la durée totale de sommeil (en heures/jour).</text:p>
        </text:list-item>
        <text:list-item>
          <text:p text:style-name="P45"><text:span text:style-name="T5">Lifespan</text:span> est la durée de vie (en années).</text:p>
        </text:list-item>
        <text:list-item>
          <text:p text:style-name="P45"><text:span text:style-name="T5">Gestation</text:span> est la durée de gestation (en jours).</text:p>
        </text:list-item>
        <text:list-item>
          <text:p text:style-name="P45"><text:span text:style-name="T5">Predation</text:span> est un indice de prédation entre 1 et 5 : de 1 pour les animaux les plus prédateurs (les moins proies), à 5 pour les animaux les moins prédateurs (les plus proies).</text:p>
        </text:list-item>
        <text:list-item>
          <text:p text:style-name="P45"><text:span text:style-name="T9">S</text:span><text:span text:style-name="T5">leep.exposure</text:span> est un indice d'exposition au danger pendant le sommeil de 1 à 5 : de 1 pour les animaux qui sont les moins exposés au danger pendant leur sommeil, à 5 pour les animaux les plus en danger pendant leur sommeil.</text:p>
        </text:list-item>
        <text:list-item>
          <text:p text:style-name="P45"><text:span text:style-name="T5">Endangered</text:span> est un indice synthétisant le fait qu'un animal est en danger des autres animaux ou pas : 1 pour les moins en danger, 5 pour les plus en danger.</text:p>
        </text:list-item>
      </text:list>
      <text:p text:style-name="P8"/>
      <text:p text:style-name="P9"><text:span text:style-name="T42">Les attributs </text:span><text:span text:style-name="T10">Species</text:span><text:span text:style-name="T42">, </text:span><text:span text:style-name="T10">Gestation</text:span><text:span text:style-name="T42">, </text:span><text:span text:style-name="T10">Predation</text:span><text:span text:style-name="T42">, </text:span><text:span text:style-name="T9">S</text:span><text:span text:style-name="T10">leep.exposure</text:span><text:span text:style-name="T42">, </text:span><text:span text:style-name="T10">Endangered</text:span><text:span text:style-name="T42"> sont des attributs catégoriques. </text:span><text:span text:style-name="T45">Des valeurs d’attribut sont manquantes.</text:span></text:p>
      <text:p text:style-name="P30"><text:span text:style-name="T59">Avec ce jeu de données, o</text:span>n se pose deux questions : y a-t-il des relations entre les attributs liés à la durée du sommeil et les autres ? Et peut-on utiliser ces relations pour donner une valeur à la place de certaines valeurs inconnues ?</text:p>
      <text:p text:style-name="P30"/>
      <text:p text:style-name="P9">Vous répondez aux questions suivantes. Votre fichier Python doit contenir les commandes permettant de répondre aux questions. Indiquez clairement à quelle question vous répondez dans le fichier Python.</text:p>
      <text:p text:style-name="Standard"/>
      <text:list xml:id="list71337603299028" text:continue-list="list71336549412114" text:style-name="L1">
        <text:list-item>
          <text:p text:style-name="P38">Dans le fichier Python, chargez le fichier dans un objet dénommé <text:span text:style-name="T8">sommeil</text:span>. <text:span text:style-name="T42">Faites ce qu’il convient pour les attributs catégoriques.</text:span></text:p>
        </text:list-item>
        <text:list-item>
          <text:p text:style-name="P34"><text:span text:style-name="T42">Quel est le n</text:span>ombre de données contenues dans ce jeu de données <text:span text:style-name="T44">et </text:span><text:span text:style-name="T60">quel est </text:span><text:span text:style-name="T44">le nombre d’attributs par donnée</text:span> ?</text:p>
        </text:list-item>
      </text:list>
      <text:p text:style-name="P32"/>
      <text:p text:style-name="P25"><text:soft-page-break/></text:p>
      <text:list xml:id="list71338193526852" text:continue-numbering="true" text:style-name="L1">
        <text:list-item>
          <text:p text:style-name="P39"><text:span text:style-name="T43">Par exploration visuelle, déterminer des corrélations qui existeraient entre l’un des attributs liés à la durée du sommeil (</text:span><text:span text:style-name="T10">Non.Dreaming</text:span><text:span text:style-name="T43">, </text:span><text:span text:style-name="T10">Dreaming</text:span><text:span text:style-name="T43">, </text:span><text:span text:style-name="T11">Sleep</text:span><text:span text:style-name="T43">) et </text:span><text:span text:style-name="T61">un</text:span><text:span text:style-name="T43"> autre attribut.</text:span></text:p>
        </text:list-item>
      </text:list>
      <text:p text:style-name="réponse"/>
      <text:p text:style-name="réponse"/>
      <text:p text:style-name="réponse"/>
      <text:p text:style-name="réponse"/>
      <text:p text:style-name="réponse"/>
      <text:list xml:id="list71338224675496" text:continue-numbering="true" text:style-name="L1">
        <text:list-item>
          <text:p text:style-name="P44">Déterminer des modèles linéaires liant <text:span text:style-name="T48">l’un de </text:span>ces attributs <text:span text:style-name="T48">à un autre (appuyez-vous sur ce que vous avez constaté visuellement à la question précédente)</text:span>. Expliquez comment vous faites ci-dessous.</text:p>
        </text:list-item>
      </text:list>
      <text:p text:style-name="réponse"/>
      <text:p text:style-name="réponse"/>
      <text:p text:style-name="réponse"/>
      <text:p text:style-name="réponse"/>
      <text:p text:style-name="réponse"/>
      <text:p text:style-name="réponse"/>
      <text:list xml:id="list71337105348570" text:continue-numbering="true" text:style-name="L1">
        <text:list-item>
          <text:p text:style-name="P44">Estimez les valeurs manquantes des attributs <text:span text:style-name="T10">Non.Dreaming</text:span><text:span text:style-name="T43">, </text:span><text:span text:style-name="T10">Dreaming</text:span><text:span text:style-name="T43">, </text:span><text:span text:style-name="T11">Sleep</text:span><text:span text:style-name="T47">. </text:span><text:span text:style-name="T46">Pouvez-vous le faire pour toutes les espèces où il manque l’une de ces données ?</text:span></text:p>
        </text:list-item>
      </text:list>
      <text:p text:style-name="réponse"/>
      <text:p text:style-name="P26"/>
      <text:p text:style-name="P14"/>
      <text:p text:style-name="P13"/>
      <text:p text:style-name="P13"/>
      <text:p text:style-name="P13"/>
      <text:p text:style-name="P13"/>
      <text:p text:style-name="P13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réponse" style:family="paragraph" style:parent-style-name="Standard">
      <style:text-properties fo:color="#0000ff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4-12-10T07:12:52.399598461</dc:date>
    <dc:creator>philippe preux</dc:creator>
    <meta:editing-duration>PT21H22M36S</meta:editing-duration>
    <meta:editing-cycles>111</meta:editing-cycles>
    <meta:generator>LibreOffice/7.3.7.2$Linux_X86_64 LibreOffice_project/30$Build-2</meta:generator>
    <meta:document-statistic meta:table-count="0" meta:image-count="0" meta:object-count="0" meta:page-count="4" meta:paragraph-count="52" meta:word-count="1029" meta:character-count="6316" meta:non-whitespace-character-count="5364"/>
  </office:meta>
</office:document-meta>
</file>